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AAR-1402">
            <text:p>AAR-1402</text:p>
          </table:table-cell>
          <table:table-cell office:value-type="float" office:value="76.536">
            <text:p>76.536</text:p>
          </table:table-cell>
          <table:table-cell office:value-type="float" office:value="-68.85">
            <text:p>-68.85</text:p>
          </table:table-cell>
          <table:table-cell office:value-type="float" office:value="9730.0">
            <text:p>9730.0</text:p>
          </table:table-cell>
          <table:table-cell office:value-type="float" office:value="140.0">
            <text:p>1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AAR-1">
            <text:p>AAR-1</text:p>
          </table:table-cell>
          <table:table-cell office:value-type="float" office:value="76.6">
            <text:p>76.6</text:p>
          </table:table-cell>
          <table:table-cell office:value-type="float" office:value="-69.7">
            <text:p>-69.7</text:p>
          </table:table-cell>
          <table:table-cell office:value-type="float" office:value="9450.0">
            <text:p>945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0">
            <text:p>K-4780</text:p>
          </table:table-cell>
          <table:table-cell office:value-type="float" office:value="76.6">
            <text:p>76.6</text:p>
          </table:table-cell>
          <table:table-cell office:value-type="float" office:value="-69.7">
            <text:p>-69.7</text:p>
          </table:table-cell>
          <table:table-cell office:value-type="float" office:value="8607.0">
            <text:p>8607.0</text:p>
          </table:table-cell>
          <table:table-cell office:value-type="float" office:value="91.0">
            <text:p>91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1">
            <text:p>K-4781</text:p>
          </table:table-cell>
          <table:table-cell office:value-type="float" office:value="76.667">
            <text:p>76.667</text:p>
          </table:table-cell>
          <table:table-cell office:value-type="float" office:value="-68.633">
            <text:p>-68.633</text:p>
          </table:table-cell>
          <table:table-cell office:value-type="float" office:value="9557.0">
            <text:p>9557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K-4784">
            <text:p>K-4784</text:p>
          </table:table-cell>
          <table:table-cell office:value-type="float" office:value="76.65">
            <text:p>76.65</text:p>
          </table:table-cell>
          <table:table-cell office:value-type="float" office:value="-68.0">
            <text:p>-68.0</text:p>
          </table:table-cell>
          <table:table-cell office:value-type="float" office:value="9447.0">
            <text:p>9447.0</text:p>
          </table:table-cell>
          <table:table-cell office:value-type="float" office:value="100.0">
            <text:p>10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RR-3764">
            <text:p>SRR-3764</text:p>
          </table:table-cell>
          <table:table-cell office:value-type="float" office:value="76.713">
            <text:p>76.713</text:p>
          </table:table-cell>
          <table:table-cell office:value-type="float" office:value="-69.362">
            <text:p>-69.362</text:p>
          </table:table-cell>
          <table:table-cell office:value-type="float" office:value="9325.0">
            <text:p>9325.0</text:p>
          </table:table-cell>
          <table:table-cell office:value-type="float" office:value="65.0">
            <text:p>6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4">
            <text:p>St-10734</text:p>
          </table:table-cell>
          <table:table-cell office:value-type="float" office:value="76.45">
            <text:p>76.45</text:p>
          </table:table-cell>
          <table:table-cell office:value-type="float" office:value="-69.583">
            <text:p>-69.583</text:p>
          </table:table-cell>
          <table:table-cell office:value-type="float" office:value="9295.0">
            <text:p>9295.0</text:p>
          </table:table-cell>
          <table:table-cell office:value-type="float" office:value="100.0">
            <text:p>100.0</text:p>
          </table:table-cell>
          <table:table-cell office:value-type="string" office:value="Mya truncata, Balanus crenatus">
            <text:p>Mya truncata, Balanus crenat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2">
            <text:p>7.2</text:p>
          </table:table-cell>
          <table:table-cell office:value-type="float" office:value="1.4400000000000002">
            <text:p>1.4400000000000002</text:p>
          </table:table-cell>
          <table:table-cell office:value-type="float" office:value="1.4400000000000002">
            <text:p>1.440000000000000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7">
            <text:p>St-10737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8760.0">
            <text:p>876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4">
            <text:p>7.4</text:p>
          </table:table-cell>
          <table:table-cell office:value-type="float" office:value="1.4800000000000002">
            <text:p>1.4800000000000002</text:p>
          </table:table-cell>
          <table:table-cell office:value-type="float" office:value="1.4800000000000002">
            <text:p>1.4800000000000002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6">
            <text:p>St-10736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9365.0">
            <text:p>9365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35">
            <text:p>5.3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9">
            <text:p>St-10739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9405.0">
            <text:p>9405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9">
            <text:p>4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a">
            <text:p>Funder1990a</text:p>
          </table:table-cell>
        </table:table-row>
        <table:table-row>
          <table:table-cell office:value-type="string" office:value="Thule">
            <text:p>Thule</text:p>
          </table:table-cell>
          <table:table-cell office:value-type="string" office:value="radiocarbon">
            <text:p>radiocarbon</text:p>
          </table:table-cell>
          <table:table-cell office:value-type="string" office:value="St-10738">
            <text:p>St-10738</text:p>
          </table:table-cell>
          <table:table-cell office:value-type="float" office:value="76.533">
            <text:p>76.533</text:p>
          </table:table-cell>
          <table:table-cell office:value-type="float" office:value="-68.917">
            <text:p>-68.917</text:p>
          </table:table-cell>
          <table:table-cell office:value-type="float" office:value="8570.0">
            <text:p>857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8.4">
            <text:p>8.4</text:p>
          </table:table-cell>
          <table:table-cell office:value-type="float" office:value="1.6800000000000002">
            <text:p>1.6800000000000002</text:p>
          </table:table-cell>
          <table:table-cell office:value-type="float" office:value="1.6800000000000002">
            <text:p>1.6800000000000002</text:p>
          </table:table-cell>
          <table:table-cell office:value-type="string" office:value="Funder1990a">
            <text:p>Funder1990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